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91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Porcentaj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álisis</text:p>
          </table:table-cell>
          <table:table-cell table:style-name="ce2" table:formula="of:=1/4" office:value-type="percentage" office:value="0.25" calcext:value-type="percentage">
            <text:p>25,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cumentación de Requerimientos del proceso.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inscripción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tricula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guimient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erre</text:p>
          </table:table-cell>
          <table:table-cell table:style-name="ce2" table:formula="of:=1/4" office:value-type="percentage" office:value="0.25" calcext:value-type="percentage">
            <text:p>25,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cumentación de Diagramas de casos de uso.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inscripción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tricula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guimient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erre</text:p>
          </table:table-cell>
          <table:table-cell table:style-name="ce2" table:formula="of:=1/4" office:value-type="percentage" office:value="0.25" calcext:value-type="percentage">
            <text:p>25,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cumentación de Diagramas de flujo del proceso.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inscripción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tricula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guimient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erre</text:p>
          </table:table-cell>
          <table:table-cell table:style-name="ce2" table:formula="of:=5/7" office:value-type="percentage" office:value="0.714285714285714" calcext:value-type="percentage">
            <text:p>71,43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eñ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cumentación de Modelo de base de datos.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yect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stitución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quet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neficiari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portes y Novedades Beneficiari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guimiento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err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cumentación de interfaces.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yect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stitución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quet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neficiari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portes y Novedades Beneficiari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guimiento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err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cumentación de manual de usuario.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yect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stitución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quet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neficiari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portes y Novedades Beneficiario</text:p>
          </table:table-cell>
          <table:table-cell table:style-name="ce2" table:formula="of:=19/25" office:value-type="percentage" office:value="0.76" calcext:value-type="percentage">
            <text:p>76,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guimient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err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ueb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cumentación de solicitud de pruebas.</text:p>
          </table:table-cell>
          <table:table-cell table:number-columns-repeated="6"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Solicitud de Pruebas 00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22</text:p>
          </table:table-cell>
          <table:table-cell table:style-name="ce2" table:formula="of:=15/25" office:value-type="percentage" office:value="0.6" calcext:value-type="percentage">
            <text:p>60,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licitud de Pruebas 00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citud de Pruebas 0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cumentación de evidencias de ejecución de prueba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22</text:p>
          </table:table-cell>
          <table:table-cell table:style-name="ce2" table:formula="of:=3/14" office:value-type="percentage" office:value="0.214285714285714" calcext:value-type="percentage">
            <text:p>21,43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videncia de Pruebas 00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idencia de Pruebas 0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plementació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cumentación paso a paso de puesta en producción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sión 0014</text:p>
          </table:table-cell>
          <table:table-cell table:number-columns-repeated="7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4:48:06.63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1:58:39.891000000</meta:creation-date>
    <dc:date>2015-09-30T15:51:04.436000000</dc:date>
    <meta:editing-duration>PT53M25S</meta:editing-duration>
    <meta:editing-cycles>2</meta:editing-cycles>
    <meta:generator>LibreOffice/4.4.1.2$Windows_x86 LibreOffice_project/45e2de17089c24a1fa810c8f975a7171ba4cd432</meta:generator>
    <meta:document-statistic meta:table-count="2" meta:cell-count="123" meta:object-count="0"/>
  </office:meta>
</office:document-meta>
</file>